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nodes</text:p>
          </table:table-cell>
          <table:table-cell office:value-type="string">
            <text:p>time1</text:p>
          </table:table-cell>
          <table:table-cell office:value-type="string">
            <text:p>time2</text:p>
          </table:table-cell>
          <table:table-cell office:value-type="string">
            <text:p>time3</text:p>
          </table:table-cell>
          <table:table-cell office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>
            <text:p>blast2</text:p>
          </table:table-cell>
          <table:table-cell office:value-type="float" office:value="1">
            <text:p>1</text:p>
          </table:table-cell>
          <table:table-cell table:formula="oooc:=25*60+34.387" office:value-type="float" office:value="1534.387">
            <text:p>1534.39</text:p>
          </table:table-cell>
          <table:table-cell table:formula="oooc:=24*60+58.506" office:value-type="float" office:value="1498.506">
            <text:p>1498.51</text:p>
          </table:table-cell>
          <table:table-cell table:formula="oooc:=25*60+6.902" office:value-type="float" office:value="1506.902">
            <text:p>1506.9</text:p>
          </table:table-cell>
          <table:table-cell table:formula="oooc:=AVERAGE([.C5:.E5])" office:value-type="float" office:value="1513.265">
            <text:p>1513.27</text:p>
          </table:table-cell>
          <table:table-cell table:formula="oooc:=[.$C$5]/[.C5]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18*60+32.269" office:value-type="float" office:value="1112.269">
            <text:p>1112.27</text:p>
          </table:table-cell>
          <table:table-cell table:formula="oooc:=18*60+45.754" office:value-type="float" office:value="1125.754">
            <text:p>1125.75</text:p>
          </table:table-cell>
          <table:table-cell table:formula="oooc:=18*60+29.333" office:value-type="float" office:value="1109.333">
            <text:p>1109.33</text:p>
          </table:table-cell>
          <table:table-cell table:formula="oooc:=AVERAGE([.C6:.E6])" office:value-type="float" office:value="1115.78533333333">
            <text:p>1115.79</text:p>
          </table:table-cell>
          <table:table-cell table:formula="oooc:=[.$C$5]/[.C6]" office:value-type="float" office:value="1.37951071188714">
            <text:p>1.3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14*60+41.846" office:value-type="float" office:value="881.846">
            <text:p>881.85</text:p>
          </table:table-cell>
          <table:table-cell table:formula="oooc:=14*60+59.509" office:value-type="float" office:value="899.509">
            <text:p>899.51</text:p>
          </table:table-cell>
          <table:table-cell table:formula="oooc:=14*60+46.01" office:value-type="float" office:value="886.01">
            <text:p>886.01</text:p>
          </table:table-cell>
          <table:table-cell table:formula="oooc:=AVERAGE([.C7:.E7])" office:value-type="float" office:value="889.121666666667">
            <text:p>889.12</text:p>
          </table:table-cell>
          <table:table-cell table:formula="oooc:=[.$C$5]/[.C7]" office:value-type="float" office:value="1.73997160501947">
            <text:p>1.74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12*60+36.486" office:value-type="float" office:value="756.486">
            <text:p>756.49</text:p>
          </table:table-cell>
          <table:table-cell table:formula="oooc:=12*60+59.909" office:value-type="float" office:value="779.909">
            <text:p>779.91</text:p>
          </table:table-cell>
          <table:table-cell table:formula="oooc:=60*12+55.919" office:value-type="float" office:value="775.919">
            <text:p>775.92</text:p>
          </table:table-cell>
          <table:table-cell table:formula="oooc:=AVERAGE([.C8:.E8])" office:value-type="float" office:value="770.771333333333">
            <text:p>770.77</text:p>
          </table:table-cell>
          <table:table-cell table:formula="oooc:=[.$C$5]/[.C8]" office:value-type="float" office:value="2.02830852124164">
            <text:p>2.03</text:p>
          </table:table-cell>
          <table:table-cell/>
        </table:table-row>
        <table:table-row table:style-name="ro1">
          <table:table-cell office:value-type="string">
            <text:p>doCluster</text:p>
          </table:table-cell>
          <table:table-cell office:value-type="float" office:value="1">
            <text:p>1</text:p>
          </table:table-cell>
          <table:table-cell table:formula="oooc:=27*60+3.829" office:value-type="float" office:value="1623.829">
            <text:p>1623.83</text:p>
          </table:table-cell>
          <table:table-cell table:formula="oooc:=27*60+39.031" office:value-type="float" office:value="1659.031">
            <text:p>1659.03</text:p>
          </table:table-cell>
          <table:table-cell table:formula="oooc:=27*60+36.32" office:value-type="float" office:value="1656.32">
            <text:p>1656.32</text:p>
          </table:table-cell>
          <table:table-cell table:formula="oooc:=AVERAGE([.C9:.E9])" office:value-type="float" office:value="1646.39333333333">
            <text:p>1646.39</text:p>
          </table:table-cell>
          <table:table-cell table:formula="oooc:=[.$C$9]/[.C9]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13*60+58.586" office:value-type="float" office:value="838.586">
            <text:p>838.59</text:p>
          </table:table-cell>
          <table:table-cell table:formula="oooc:=14*60+6" office:value-type="float" office:value="846">
            <text:p>846</text:p>
          </table:table-cell>
          <table:table-cell table:formula="oooc:=14*60+0.618" office:value-type="float" office:value="840.618">
            <text:p>840.62</text:p>
          </table:table-cell>
          <table:table-cell table:formula="oooc:=AVERAGE([.C10:.E10])" office:value-type="float" office:value="841.734666666667">
            <text:p>841.73</text:p>
          </table:table-cell>
          <table:table-cell table:formula="oooc:=[.$C$9]/[.C10]" office:value-type="float" office:value="1.93638935064501">
            <text:p>1.94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7*60+10.08" office:value-type="float" office:value="430.08">
            <text:p>430.08</text:p>
          </table:table-cell>
          <table:table-cell table:formula="oooc:=7*60+10.202" office:value-type="float" office:value="430.202">
            <text:p>430.2</text:p>
          </table:table-cell>
          <table:table-cell table:formula="oooc:=60*7+12.096" office:value-type="float" office:value="432.096">
            <text:p>432.1</text:p>
          </table:table-cell>
          <table:table-cell table:formula="oooc:=AVERAGE([.C11:.E11])" office:value-type="float" office:value="430.792666666667">
            <text:p>430.79</text:p>
          </table:table-cell>
          <table:table-cell table:formula="oooc:=[.$C$9]/[.C11]" office:value-type="float" office:value="3.77564406622024">
            <text:p>3.78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3*60+49.381" office:value-type="float" office:value="229.381">
            <text:p>229.38</text:p>
          </table:table-cell>
          <table:table-cell table:formula="oooc:=3*60+47.49" office:value-type="float" office:value="227.49">
            <text:p>227.49</text:p>
          </table:table-cell>
          <table:table-cell table:formula="oooc:=3*60+48.154" office:value-type="float" office:value="228.154">
            <text:p>228.15</text:p>
          </table:table-cell>
          <table:table-cell table:formula="oooc:=AVERAGE([.C12:.E12])" office:value-type="float" office:value="228.341666666667">
            <text:p>228.34</text:p>
          </table:table-cell>
          <table:table-cell table:formula="oooc:=[.$C$9]/[.C12]" office:value-type="float" office:value="7.07917831032213">
            <text:p>7.08</text:p>
          </table:table-cell>
          <table:table-cell office:value-type="string">
            <text:p>time /usr/local/bin/blast2 -i virosa.fasta -p blastn -d LGI.091806 -o out.blast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ooc:=3*60+53.186" office:value-type="float" office:value="233.186">
            <text:p>233.19</text:p>
          </table:table-cell>
          <table:table-cell table:formula="oooc:=3*60+49.217" office:value-type="float" office:value="229.217">
            <text:p>229.22</text:p>
          </table:table-cell>
          <table:table-cell table:formula="oooc:=3*60+47.496" office:value-type="float" office:value="227.496">
            <text:p>227.5</text:p>
          </table:table-cell>
          <table:table-cell table:formula="oooc:=AVERAGE([.C13:.E13])" office:value-type="float" office:value="229.966333333333">
            <text:p>229.97</text:p>
          </table:table-cell>
          <table:table-cell table:formula="oooc:=[.$C$9]/[.C14]" office:value-type="float" office:value="7.04157307268675">
            <text:p>7.04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ooc:=3*60+50.606" office:value-type="float" office:value="230.606">
            <text:p>230.61</text:p>
          </table:table-cell>
          <table:table-cell table:number-columns-repeated="2"/>
          <table:table-cell table:formula="oooc:=AVERAGE([.C14:.E14])" office:value-type="float" office:value="230.606">
            <text:p>230.61</text:p>
          </table:table-cell>
          <table:table-cell table:formula="oooc:=[.$C$9]/[.C15]" office:value-type="float" office:value="0">
            <text:p>#DIV/0!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/>
          <table:table-cell table:number-columns-repeated="2"/>
          <table:table-cell table:formula="oooc:=AVERAGE([.C15:.E15])" office:value-type="float" office:value="0">
            <text:p>#DIV/0!</text:p>
          </table:table-cell>
          <table:table-cell table:formula="oooc:=[.$C$9]/[.C16]" office:value-type="float" office:value="6.99362582745804">
            <text:p>6.99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ooc:=3*60+52.187" office:value-type="float" office:value="232.187">
            <text:p>232.19</text:p>
          </table:table-cell>
          <table:table-cell table:number-columns-repeated="2"/>
          <table:table-cell table:formula="oooc:=AVERAGE([.C16:.E16])" office:value-type="float" office:value="232.187">
            <text:p>232.1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last2</text:p>
          </table:table-cell>
          <table:table-cell office:value-type="string">
            <text:p>docluster</text:p>
          </table:table-cell>
          <table:table-cell office:value-type="string">
            <text:p>theoretical</text:p>
          </table:table-cell>
          <table:table-cell office:value-type="string">
            <text:p>gain</text:p>
          </table:table-cell>
          <table:table-cell table:number-columns-repeated="2"/>
        </table:table-row>
        <table:table-row table:style-name="ro1">
          <table:table-cell/>
          <table:table-cell table:formula="oooc:=[.B5]" office:value-type="float" office:value="1">
            <text:p>1</text:p>
          </table:table-cell>
          <table:table-cell table:formula="oooc:=[.F5]" office:value-type="float" office:value="1513.265">
            <text:p>1513.27</text:p>
          </table:table-cell>
          <table:table-cell table:formula="oooc:=[.F9]" office:value-type="float" office:value="1646.39333333333">
            <text:p>1646.39</text:p>
          </table:table-cell>
          <table:table-cell table:formula="oooc:=[.$C$19]/[.B19]" office:value-type="float" office:value="1513.265">
            <text:p>1513.27</text:p>
          </table:table-cell>
          <table:table-cell table:formula="oooc:=[.$C$19]/[.D19]" office:value-type="float" office:value="0.919139411805199">
            <text:p>0.92</text:p>
          </table:table-cell>
          <table:table-cell table:number-columns-repeated="2"/>
        </table:table-row>
        <table:table-row table:style-name="ro1">
          <table:table-cell/>
          <table:table-cell table:formula="oooc:=[.B6]" office:value-type="float" office:value="2">
            <text:p>2</text:p>
          </table:table-cell>
          <table:table-cell table:formula="oooc:=[.F6]" office:value-type="float" office:value="1115.78533333333">
            <text:p>1115.79</text:p>
          </table:table-cell>
          <table:table-cell table:formula="oooc:=[.F10]" office:value-type="float" office:value="841.734666666667">
            <text:p>841.73</text:p>
          </table:table-cell>
          <table:table-cell table:formula="oooc:=[.$C$19]/[.B20]" office:value-type="float" office:value="756.6325">
            <text:p>756.63</text:p>
          </table:table-cell>
          <table:table-cell table:formula="oooc:=[.$C$19]/[.D20]" office:value-type="float" office:value="1.79779336639733">
            <text:p>1.8</text:p>
          </table:table-cell>
          <table:table-cell table:number-columns-repeated="2"/>
        </table:table-row>
        <table:table-row table:style-name="ro1">
          <table:table-cell/>
          <table:table-cell table:formula="oooc:=[.B7]" office:value-type="float" office:value="4">
            <text:p>4</text:p>
          </table:table-cell>
          <table:table-cell/>
          <table:table-cell table:formula="oooc:=[.F11]" office:value-type="float" office:value="430.792666666667">
            <text:p>430.79</text:p>
          </table:table-cell>
          <table:table-cell table:formula="oooc:=[.$C$19]/[.B21]" office:value-type="float" office:value="378.31625">
            <text:p>378.32</text:p>
          </table:table-cell>
          <table:table-cell table:formula="oooc:=[.$C$19]/[.D21]" office:value-type="float" office:value="3.51274549706046">
            <text:p>3.51</text:p>
          </table:table-cell>
          <table:table-cell table:number-columns-repeated="2"/>
        </table:table-row>
        <table:table-row table:style-name="ro1">
          <table:table-cell/>
          <table:table-cell table:formula="oooc:=[.B8]" office:value-type="float" office:value="8">
            <text:p>8</text:p>
          </table:table-cell>
          <table:table-cell/>
          <table:table-cell table:formula="oooc:=[.F12]" office:value-type="float" office:value="228.341666666667">
            <text:p>228.34</text:p>
          </table:table-cell>
          <table:table-cell table:formula="oooc:=[.$C$19]/[.B22]" office:value-type="float" office:value="189.158125">
            <text:p>189.16</text:p>
          </table:table-cell>
          <table:table-cell table:formula="oooc:=[.$C$19]/[.D22]" office:value-type="float" office:value="6.62719608773403">
            <text:p>6.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  <table:table-cell table:formula="oooc:=[.F13]" office:value-type="float" office:value="229.966333333333">
            <text:p>229.97</text:p>
          </table:table-cell>
          <table:table-cell table:formula="oooc:=[.$C$19]/[.B23]" office:value-type="float" office:value="126.105416666667">
            <text:p>126.11</text:p>
          </table:table-cell>
          <table:table-cell table:formula="oooc:=[.$C$19]/[.D23]" office:value-type="float" office:value="6.58037625797399">
            <text:p>6.5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>
            <draw:frame table:end-cell-address="Sheet1.F41" table:end-x="0.2831in" table:end-y="0.0846in" draw:z-index="0" draw:style-name="gr1" svg:width="3.6937in" svg:height="2.7543in" svg:x="0.1449in" svg:y="0.0087in">
              <draw:object draw:notify-on-update-of-ranges="Sheet1.B5:Sheet1.C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s" fo:country="ES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5">06/05/2008</text:date>, <text:time>13:0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creation-date>2008-06-04T14:50:55</meta:creation-date>
    <dc:date>2008-06-05T13:06:52</dc:date>
    <dc:language>es-ES</dc:language>
    <meta:editing-cycles>14</meta:editing-cycles>
    <meta:user-defined meta:name="Info 1"/>
    <meta:user-defined meta:name="Info 2"/>
    <meta:user-defined meta:name="Info 3"/>
    <meta:user-defined meta:name="Info 4"/>
    <meta:document-statistic meta:table-count="3" meta:cell-count="1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7.59999990463257pt" style:font-family-asian="'DejaVu Sans'" style:font-family-generic-asian="system" style:font-pitch-asian="variable" style:font-size-asian="7.59999990463257pt" style:font-family-complex="'DejaVu Sans'" style:font-family-generic-complex="system" style:font-pitch-complex="variable" style:font-size-complex="7.59999990463257pt"/>
    </style:style>
    <style:style style:name="ch4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7.59999990463257pt" style:font-family-asian="'DejaVu Sans'" style:font-family-generic-asian="system" style:font-pitch-asian="variable" style:font-size-asian="7.59999990463257pt" style:font-family-complex="'DejaVu Sans'" style:font-family-generic-complex="system" style:font-pitch-complex="variable" style:font-size-complex="7.59999990463257pt"/>
    </style:style>
    <style:style style:name="ch5" style:family="chart">
      <style:graphic-properties svg:stroke-color="#800080" draw:fill-color="#800080"/>
      <style:text-properties fo:font-family="'DejaVu Sans'" style:font-family-generic="swiss" style:font-pitch="variable" fo:font-size="6.5pt" style:font-family-asian="'DejaVu Sans'" style:font-family-generic-asian="system" style:font-pitch-asian="variable" style:font-size-asian="6.5pt" style:font-family-complex="'DejaVu Sans'" style:font-family-generic-complex="system" style:font-pitch-complex="variable" style:font-size-complex="6.5pt"/>
    </style:style>
    <style:style style:name="ch6" style:family="chart">
      <style:graphic-properties draw:stroke="none" draw:fill="solid" draw:fill-color="#d9d9d9"/>
    </style:style>
    <style:style style:name="ch7" style:family="chart">
      <style:graphic-properties draw:stroke="none" draw:fill-color="#999999"/>
    </style:style>
  </office:automatic-styles>
  <office:body>
    <office:chart>
      <chart:chart svg:width="9.383cm" svg:height="7cm" chart:class="chart:scatter" chart:style-name="ch1">
        <chart:plot-area chart:style-name="ch2" table:cell-range-address="Sheet1.$B$5:.$C$8" chart:table-number-list="0" svg:x="0.187cm" svg:y="0.392cm" svg:width="8.632cm" svg:height="6.468cm">
          <chart:axis chart:dimension="x" chart:name="primary-x" chart:style-name="ch3">
            <chart:categories table:cell-range-address="local-table.A2:.A5"/>
          </chart:axis>
          <chart:axis chart:dimension="y" chart:name="primary-y" chart:style-name="ch4"/>
          <chart:series chart:style-name="ch5">
            <chart:domain/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</table:table-cell>
              <table:table-cell office:value-type="float" office:value="1">
                <text:p>1</text:p>
              </table:table-cell>
              <table:table-cell office:value-type="float" office:value="1534.387">
                <text:p>1534.387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2">
                <text:p>2</text:p>
              </table:table-cell>
              <table:table-cell office:value-type="float" office:value="1112.269">
                <text:p>1112.26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4">
                <text:p>4</text:p>
              </table:table-cell>
              <table:table-cell office:value-type="float" office:value="881.846">
                <text:p>881.84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8">
                <text:p>8</text:p>
              </table:table-cell>
              <table:table-cell office:value-type="float" office:value="756.486">
                <text:p>756.486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